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5 Ues <text:s/>average latency in <text:s/>m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peed = 0</text:p>
          </table:table-cell>
          <table:table-cell table:number-columns-repeated="3"/>
          <table:table-cell office:value-type="string" calcext:value-type="string">
            <text:p>Speed = 30</text:p>
          </table:table-cell>
          <table:table-cell table:number-columns-repeated="3"/>
          <table:table-cell office:value-type="string" calcext:value-type="string">
            <text:p>Speed = 60</text:p>
          </table:table-cell>
          <table:table-cell table:number-columns-repeated="3"/>
          <table:table-cell office:value-type="string" calcext:value-type="string">
            <text:p>Speed = 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140 bytes Ltency</text:p>
          </table:table-cell>
          <table:table-cell office:value-type="string" calcext:value-type="string">
            <text:p>800 bytes Latency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 </text:p>
          </table:table-cell>
          <table:table-cell office:value-type="string" calcext:value-type="string">
            <text:p>800 byte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4:.B33])" office:value-type="float" office:value="53.3333333333333" calcext:value-type="float">
            <text:p>53.3333333333333</text:p>
          </table:table-cell>
          <table:table-cell table:formula="of:= AVERAGE([.C4:.C33])" office:value-type="float" office:value="53.3666666666667" calcext:value-type="float">
            <text:p>53.3666666666667</text:p>
          </table:table-cell>
          <table:table-cell/>
          <table:table-cell office:value-type="string" calcext:value-type="string">
            <text:p>Average</text:p>
          </table:table-cell>
          <table:table-cell table:formula="of:= AVERAGE([.F4:.F33])" office:value-type="float" office:value="54.3333333333333" calcext:value-type="float">
            <text:p>54.3333333333333</text:p>
          </table:table-cell>
          <table:table-cell table:formula="of:= AVERAGE([.G4:.G33])" office:value-type="float" office:value="55.0666666666667" calcext:value-type="float">
            <text:p>55.0666666666667</text:p>
          </table:table-cell>
          <table:table-cell/>
          <table:table-cell office:value-type="string" calcext:value-type="string">
            <text:p>Average</text:p>
          </table:table-cell>
          <table:table-cell table:formula="of:= AVERAGE([.J4:.J33])" office:value-type="float" office:value="56.0333333333333" calcext:value-type="float">
            <text:p>56.0333333333333</text:p>
          </table:table-cell>
          <table:table-cell table:formula="of:= AVERAGE([.K4:.K33])" office:value-type="float" office:value="58.3" calcext:value-type="float">
            <text:p>58.3</text:p>
          </table:table-cell>
          <table:table-cell/>
          <table:table-cell office:value-type="string" calcext:value-type="string">
            <text:p>Average</text:p>
          </table:table-cell>
          <table:table-cell table:formula="of:= AVERAGE([.N4:.N33])" office:value-type="float" office:value="57.4666666666667" calcext:value-type="float">
            <text:p>57.4666666666667</text:p>
          </table:table-cell>
          <table:table-cell table:formula="of:= AVERAGE([.O4:.O33])" office:value-type="float" office:value="58.1724137931034" calcext:value-type="float">
            <text:p>58.1724137931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30:17.760567956</meta:creation-date>
    <dc:date>2025-01-29T20:48:19.621099871</dc:date>
    <meta:editing-duration>PT2H3M23S</meta:editing-duration>
    <meta:editing-cycles>4</meta:editing-cycles>
    <meta:generator>LibreOffice/24.2.6.2$Linux_X86_64 LibreOffice_project/420$Build-2</meta:generator>
    <meta:document-statistic meta:table-count="1" meta:cell-count="388" meta:object-count="0"/>
  </office:meta>
</office:document-meta>
</file>